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993in" table:align="center" fo:background-color="transparent">
        <style:background-image/>
      </style:table-properties>
    </style:style>
    <style:style style:name="Table1.A" style:family="table-column">
      <style:table-column-properties style:column-width="0.7868in"/>
    </style:style>
    <style:style style:name="Table1.B" style:family="table-column">
      <style:table-column-properties style:column-width="0.7875in"/>
    </style:style>
    <style:style style:name="Table1.1" style:family="table-row">
      <style:table-row-properties style:min-row-height="0.984in" fo:background-color="transparent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118in" table:align="center"/>
    </style:style>
    <style:style style:name="Table2.A" style:family="table-column">
      <style:table-column-properties style:column-width="0.7868in"/>
    </style:style>
    <style:style style:name="Table2.B" style:family="table-column">
      <style:table-column-properties style:column-width="0.7875in"/>
    </style:style>
    <style:style style:name="Table2.1" style:family="table-row">
      <style:table-row-properties style:min-row-height="0.98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7925" officeooo:paragraph-rsid="00017925"/>
    </style:style>
    <style:style style:name="P2" style:family="paragraph" style:parent-style-name="Standard">
      <style:paragraph-properties fo:text-align="center" style:justify-single-word="false"/>
      <style:text-properties officeooo:rsid="00004d9c" officeooo:paragraph-rsid="00004d9c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004d9c" officeooo:paragraph-rsid="00004d9c"/>
    </style:style>
    <style:style style:name="P4" style:family="paragraph" style:parent-style-name="Table_20_Contents">
      <style:paragraph-properties fo:text-align="center" style:justify-single-word="false"/>
      <style:text-properties officeooo:rsid="00004d9c" officeooo:paragraph-rsid="00004d9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  <style:text-properties fo:font-size="72pt" officeooo:rsid="00004d9c" officeooo:paragraph-rsid="000498eb" style:font-size-asian="72pt" style:font-size-complex="72pt"/>
    </style:style>
    <style:style style:name="P7" style:family="paragraph" style:parent-style-name="Standard">
      <style:paragraph-properties fo:text-align="center" style:justify-single-word="false"/>
      <style:text-properties fo:font-size="72pt" officeooo:rsid="00004d9c" officeooo:paragraph-rsid="000498eb" style:font-size-asian="72pt" style:font-size-complex="72pt"/>
    </style:style>
    <style:style style:name="T1" style:family="text">
      <style:text-properties officeooo:rsid="00017925"/>
    </style:style>
    <style:style style:name="T2" style:family="text">
      <style:text-properties fo:font-size="72pt" officeooo:rsid="00004d9c" style:font-size-asian="72pt" style:font-size-complex="7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"/>
      </text:sequence-decls>
      <text:p text:style-name="P5"/>
      <text:p text:style-name="P5"/>
      <text:p text:style-name="P2">This is overview sheet A</text:p>
      <table:table table:name="Table1" table:style-name="Table1">
        <table:table-column table:style-name="Table1.A"/>
        <table:table-column table:style-name="Table1.B" table:number-columns-repeated="7"/>
        <table:table-row table:style-name="Table1.1">
          <table:table-cell table:style-name="Table1.A1" office:value-type="string">
            <text:p text:style-name="P4"/>
            <text:p text:style-name="P4">25A</text:p>
          </table:table-cell>
          <table:table-cell table:style-name="Table1.A1" office:value-type="string">
            <text:p text:style-name="P4"/>
            <text:p text:style-name="P4">26A</text:p>
          </table:table-cell>
          <table:table-cell table:style-name="Table1.A1" office:value-type="string">
            <text:p text:style-name="P4"/>
            <text:p text:style-name="P4">27A</text:p>
          </table:table-cell>
          <table:table-cell table:style-name="Table1.A1" office:value-type="string">
            <text:p text:style-name="P4"/>
            <text:p text:style-name="P4">28A</text:p>
          </table:table-cell>
          <table:table-cell table:style-name="Table1.A1" office:value-type="string">
            <text:p text:style-name="P4"/>
            <text:p text:style-name="P4">29A</text:p>
          </table:table-cell>
          <table:table-cell table:style-name="Table1.A1" office:value-type="string">
            <text:p text:style-name="P4"/>
            <text:p text:style-name="P4">30A</text:p>
          </table:table-cell>
          <table:table-cell table:style-name="Table1.A1" office:value-type="string">
            <text:p text:style-name="P4"/>
            <text:p text:style-name="P4">31A</text:p>
          </table:table-cell>
          <table:table-cell table:style-name="Table1.H1" office:value-type="string">
            <text:p text:style-name="P4"/>
            <text:p text:style-name="P4">32A</text:p>
          </table:table-cell>
        </table:table-row>
        <table:table-row table:style-name="Table1.1">
          <table:table-cell table:style-name="Table1.A2" office:value-type="string">
            <text:p text:style-name="P4"/>
            <text:p text:style-name="P4">17A</text:p>
          </table:table-cell>
          <table:table-cell table:style-name="Table1.A2" office:value-type="string">
            <text:p text:style-name="P4"/>
            <text:p text:style-name="P4">18A</text:p>
          </table:table-cell>
          <table:table-cell table:style-name="Table1.A2" office:value-type="string">
            <text:p text:style-name="P4"/>
            <text:p text:style-name="P4">19A</text:p>
          </table:table-cell>
          <table:table-cell table:style-name="Table1.A2" office:value-type="string">
            <text:p text:style-name="P4"/>
            <text:p text:style-name="P4">20A</text:p>
          </table:table-cell>
          <table:table-cell table:style-name="Table1.A2" office:value-type="string">
            <text:p text:style-name="P4"/>
            <text:p text:style-name="P4">21A</text:p>
          </table:table-cell>
          <table:table-cell table:style-name="Table1.A2" office:value-type="string">
            <text:p text:style-name="P4"/>
            <text:p text:style-name="P4">22A</text:p>
          </table:table-cell>
          <table:table-cell table:style-name="Table1.A2" office:value-type="string">
            <text:p text:style-name="P4"/>
            <text:p text:style-name="P4">23A</text:p>
          </table:table-cell>
          <table:table-cell table:style-name="Table1.H2" office:value-type="string">
            <text:p text:style-name="P4"/>
            <text:p text:style-name="P4">24A</text:p>
          </table:table-cell>
        </table:table-row>
        <table:table-row table:style-name="Table1.1">
          <table:table-cell table:style-name="Table1.A2" office:value-type="string">
            <text:p text:style-name="P4"/>
            <text:p text:style-name="P4">9A</text:p>
          </table:table-cell>
          <table:table-cell table:style-name="Table1.A2" office:value-type="string">
            <text:p text:style-name="P4"/>
            <text:p text:style-name="P4">10A</text:p>
          </table:table-cell>
          <table:table-cell table:style-name="Table1.A2" office:value-type="string">
            <text:p text:style-name="P4"/>
            <text:p text:style-name="P4">11A</text:p>
          </table:table-cell>
          <table:table-cell table:style-name="Table1.A2" office:value-type="string">
            <text:p text:style-name="P4"/>
            <text:p text:style-name="P4">12A</text:p>
          </table:table-cell>
          <table:table-cell table:style-name="Table1.A2" office:value-type="string">
            <text:p text:style-name="P4"/>
            <text:p text:style-name="P4">13A</text:p>
          </table:table-cell>
          <table:table-cell table:style-name="Table1.A2" office:value-type="string">
            <text:p text:style-name="P4"/>
            <text:p text:style-name="P4">14A</text:p>
          </table:table-cell>
          <table:table-cell table:style-name="Table1.A2" office:value-type="string">
            <text:p text:style-name="P4"/>
            <text:p text:style-name="P4">15A</text:p>
          </table:table-cell>
          <table:table-cell table:style-name="Table1.H2" office:value-type="string">
            <text:p text:style-name="P4"/>
            <text:p text:style-name="P4">16A</text:p>
          </table:table-cell>
        </table:table-row>
        <table:table-row table:style-name="Table1.1">
          <table:table-cell table:style-name="Table1.A2" office:value-type="string">
            <text:p text:style-name="P4"/>
            <text:p text:style-name="P4">1A</text:p>
          </table:table-cell>
          <table:table-cell table:style-name="Table1.A2" office:value-type="string">
            <text:p text:style-name="P4"/>
            <text:p text:style-name="P4">2A</text:p>
          </table:table-cell>
          <table:table-cell table:style-name="Table1.A2" office:value-type="string">
            <text:p text:style-name="P4"/>
            <text:p text:style-name="P4">3A</text:p>
          </table:table-cell>
          <table:table-cell table:style-name="Table1.A2" office:value-type="string">
            <text:p text:style-name="P4"/>
            <text:p text:style-name="P4">4A</text:p>
          </table:table-cell>
          <table:table-cell table:style-name="Table1.A2" office:value-type="string">
            <text:p text:style-name="P4"/>
            <text:p text:style-name="P4">5A</text:p>
          </table:table-cell>
          <table:table-cell table:style-name="Table1.A2" office:value-type="string">
            <text:p text:style-name="P4"/>
            <text:p text:style-name="P4">6A</text:p>
          </table:table-cell>
          <table:table-cell table:style-name="Table1.A2" office:value-type="string">
            <text:p text:style-name="P4"/>
            <text:p text:style-name="P4">7A</text:p>
          </table:table-cell>
          <table:table-cell table:style-name="Table1.H2" office:value-type="string">
            <text:p text:style-name="P4"/>
            <text:p text:style-name="P4">8A</text:p>
          </table:table-cell>
        </table:table-row>
      </table:table>
      <text:p text:style-name="P2"/>
      <text:p text:style-name="P6"><text:sequence text:ref-name="refFigure0" text:name="Figure" text:formula="ooow:Figure+1" style:num-format="1">1</text:sequence><text:span text:style-name="T1">A</text:span></text:p>
      <text:p text:style-name="P7">-</text:p>
      <text:p text:style-name="P6"><text:sequence text:ref-name="refFigure1" text:name="Figure" text:formula="ooow:Figure+1" style:num-format="1">2</text:sequence><text:span text:style-name="T1">A</text:span></text:p>
      <text:p text:style-name="P7">-</text:p>
      <text:p text:style-name="P6"><text:sequence text:ref-name="refFigure2" text:name="Figure" text:formula="ooow:Figure+1" style:num-format="1">3</text:sequence><text:span text:style-name="T1">A</text:span></text:p>
      <text:p text:style-name="P7">-</text:p>
      <text:p text:style-name="P6"><text:sequence text:ref-name="refFigure3" text:name="Figure" text:formula="ooow:Figure+1" style:num-format="1">4</text:sequence><text:span text:style-name="T1">A</text:span></text:p>
      <text:p text:style-name="P7">-</text:p>
      <text:p text:style-name="P6"><text:sequence text:ref-name="refFigure4" text:name="Figure" text:formula="ooow:Figure+1" style:num-format="1">5</text:sequence><text:span text:style-name="T1">A</text:span></text:p>
      <text:p text:style-name="P7">-</text:p>
      <text:p text:style-name="P6"><text:sequence text:ref-name="refFigure5" text:name="Figure" text:formula="ooow:Figure+1" style:num-format="1">6</text:sequence><text:span text:style-name="T1">A</text:span></text:p>
      <text:p text:style-name="P7">-</text:p>
      <text:p text:style-name="P6"><text:sequence text:ref-name="refFigure6" text:name="Figure" text:formula="ooow:Figure+1" style:num-format="1">7</text:sequence><text:span text:style-name="T1">A</text:span></text:p>
      <text:p text:style-name="P7">-</text:p>
      <text:p text:style-name="P6"><text:sequence text:ref-name="refFigure7" text:name="Figure" text:formula="ooow:Figure+1" style:num-format="1">8</text:sequence><text:span text:style-name="T1">A</text:span></text:p>
      <text:p text:style-name="P7">-</text:p>
      <text:p text:style-name="P6"><text:sequence text:ref-name="refFigure8" text:name="Figure" text:formula="ooow:Figure+1" style:num-format="1">9</text:sequence><text:span text:style-name="T1">A</text:span></text:p>
      <text:p text:style-name="P7">-</text:p>
      <text:p text:style-name="P6"><text:sequence text:ref-name="refFigure9" text:name="Figure" text:formula="ooow:Figure+1" style:num-format="1">10</text:sequence><text:span text:style-name="T1">A</text:span></text:p>
      <text:p text:style-name="P7">-</text:p>
      <text:p text:style-name="P6"><text:sequence text:ref-name="refFigure10" text:name="Figure" text:formula="ooow:Figure+1" style:num-format="1">11</text:sequence><text:span text:style-name="T1">A</text:span></text:p>
      <text:p text:style-name="P7">-</text:p>
      <text:p text:style-name="P6"><text:sequence text:ref-name="refFigure11" text:name="Figure" text:formula="ooow:Figure+1" style:num-format="1">12</text:sequence><text:span text:style-name="T1">A</text:span></text:p>
      <text:p text:style-name="P7">-</text:p>
      <text:p text:style-name="P6"><text:sequence text:ref-name="refFigure12" text:name="Figure" text:formula="ooow:Figure+1" style:num-format="1">13</text:sequence><text:span text:style-name="T1">A</text:span></text:p>
      <text:p text:style-name="P7">-</text:p>
      <text:p text:style-name="P6"><text:sequence text:ref-name="refFigure13" text:name="Figure" text:formula="ooow:Figure+1" style:num-format="1">14</text:sequence><text:span text:style-name="T1">A</text:span></text:p>
      <text:p text:style-name="P7">-</text:p>
      <text:p text:style-name="P6"><text:sequence text:ref-name="refFigure14" text:name="Figure" text:formula="ooow:Figure+1" style:num-format="1">15</text:sequence><text:span text:style-name="T1">A</text:span></text:p>
      <text:p text:style-name="P7">-</text:p>
      <text:p text:style-name="P6"><text:sequence text:ref-name="refFigure15" text:name="Figure" text:formula="ooow:Figure+1" style:num-format="1">16</text:sequence><text:span text:style-name="T1">A</text:span></text:p>
      <text:p text:style-name="P7">-</text:p>
      <text:p text:style-name="P6"><text:sequence text:ref-name="refFigure16" text:name="Figure" text:formula="ooow:Figure+1" style:num-format="1">17</text:sequence><text:span text:style-name="T1">A</text:span></text:p>
      <text:p text:style-name="P7">-</text:p>
      <text:p text:style-name="P6"><text:sequence text:ref-name="refFigure17" text:name="Figure" text:formula="ooow:Figure+1" style:num-format="1">18</text:sequence><text:span text:style-name="T1">A</text:span></text:p>
      <text:p text:style-name="P7">-</text:p>
      <text:p text:style-name="P6"><text:sequence text:ref-name="refFigure18" text:name="Figure" text:formula="ooow:Figure+1" style:num-format="1">19</text:sequence><text:span text:style-name="T1">A</text:span></text:p>
      <text:p text:style-name="P7">-</text:p>
      <text:p text:style-name="P6"><text:sequence text:ref-name="refFigure19" text:name="Figure" text:formula="ooow:Figure+1" style:num-format="1">20</text:sequence><text:span text:style-name="T1">A</text:span></text:p>
      <text:p text:style-name="P7">-</text:p>
      <text:p text:style-name="P6"><text:sequence text:ref-name="refFigure20" text:name="Figure" text:formula="ooow:Figure+1" style:num-format="1">21</text:sequence><text:span text:style-name="T1">A</text:span></text:p>
      <text:p text:style-name="P7">-</text:p>
      <text:p text:style-name="P6"><text:sequence text:ref-name="refFigure21" text:name="Figure" text:formula="ooow:Figure+1" style:num-format="1">22</text:sequence><text:span text:style-name="T1">A</text:span></text:p>
      <text:p text:style-name="P7">-</text:p>
      <text:p text:style-name="P6"><text:sequence text:ref-name="refFigure22" text:name="Figure" text:formula="ooow:Figure+1" style:num-format="1">23</text:sequence><text:span text:style-name="T1">A</text:span></text:p>
      <text:p text:style-name="P7">-</text:p>
      <text:p text:style-name="P6"><text:sequence text:ref-name="refFigure23" text:name="Figure" text:formula="ooow:Figure+1" style:num-format="1">24</text:sequence><text:span text:style-name="T1">A</text:span></text:p>
      <text:p text:style-name="P7">-</text:p>
      <text:p text:style-name="P6"><text:sequence text:ref-name="refFigure24" text:name="Figure" text:formula="ooow:Figure+1" style:num-format="1">25</text:sequence><text:span text:style-name="T1">A</text:span></text:p>
      <text:p text:style-name="P7">-</text:p>
      <text:p text:style-name="P6"><text:sequence text:ref-name="refFigure25" text:name="Figure" text:formula="ooow:Figure+1" style:num-format="1">26</text:sequence><text:span text:style-name="T1">A</text:span></text:p>
      <text:p text:style-name="P7">-</text:p>
      <text:p text:style-name="P6"><text:sequence text:ref-name="refFigure26" text:name="Figure" text:formula="ooow:Figure+1" style:num-format="1">27</text:sequence><text:span text:style-name="T1">A</text:span></text:p>
      <text:p text:style-name="P7">-</text:p>
      <text:p text:style-name="P6"><text:sequence text:ref-name="refFigure27" text:name="Figure" text:formula="ooow:Figure+1" style:num-format="1">28</text:sequence><text:span text:style-name="T1">A</text:span></text:p>
      <text:p text:style-name="P7">-</text:p>
      <text:p text:style-name="P6"><text:sequence text:ref-name="refFigure28" text:name="Figure" text:formula="ooow:Figure+1" style:num-format="1">29</text:sequence><text:span text:style-name="T1">A</text:span></text:p>
      <text:p text:style-name="P7">-</text:p>
      <text:p text:style-name="P6"><text:sequence text:ref-name="refFigure29" text:name="Figure" text:formula="ooow:Figure+1" style:num-format="1">30</text:sequence><text:span text:style-name="T1">A</text:span></text:p>
      <text:p text:style-name="P7">-</text:p>
      <text:p text:style-name="P6"><text:sequence text:ref-name="refFigure30" text:name="Figure" text:formula="ooow:Figure+1" style:num-format="1">31</text:sequence><text:span text:style-name="T1">A</text:span></text:p>
      <text:p text:style-name="P7">-</text:p>
      <text:p text:style-name="P6"><text:sequence text:ref-name="refFigure31" text:name="Figure" text:formula="ooow:Figure+1" style:num-format="1">32</text:sequence><text:span text:style-name="T1">A</text:span></text:p>
      <text:p text:style-name="P7">-</text:p>
      <text:p text:style-name="P3">This is overview sheet B</text:p>
      <text:p text:style-name="P2"/>
      <table:table table:name="Table2" table:style-name="Table2">
        <table:table-column table:style-name="Table2.A"/>
        <table:table-column table:style-name="Table2.B" table:number-columns-repeated="6"/>
        <table:table-row table:style-name="Table2.1">
          <table:table-cell table:style-name="Table2.A1" office:value-type="string">
            <text:p text:style-name="P4"/>
            <text:p text:style-name="P4">15B</text:p>
          </table:table-cell>
          <table:table-cell table:style-name="Table2.A1" office:value-type="string">
            <text:p text:style-name="P4"/>
            <text:p text:style-name="P4">16B</text:p>
          </table:table-cell>
          <table:table-cell table:style-name="Table2.A1" office:value-type="string">
            <text:p text:style-name="P4"/>
            <text:p text:style-name="P4">17B</text:p>
          </table:table-cell>
          <table:table-cell table:style-name="Table2.A1" office:value-type="string">
            <text:p text:style-name="P4"/>
            <text:p text:style-name="P4">18B</text:p>
          </table:table-cell>
          <table:table-cell table:style-name="Table2.A1" office:value-type="string">
            <text:p text:style-name="P4"/>
            <text:p text:style-name="P4">19B</text:p>
          </table:table-cell>
          <table:table-cell table:style-name="Table2.A1" office:value-type="string">
            <text:p text:style-name="P4"/>
            <text:p text:style-name="P4">20B</text:p>
          </table:table-cell>
          <table:table-cell table:style-name="Table2.G1" office:value-type="string">
            <text:p text:style-name="P4"/>
            <text:p text:style-name="P4">21B</text:p>
          </table:table-cell>
        </table:table-row>
        <table:table-row table:style-name="Table2.1">
          <table:table-cell table:style-name="Table2.A2" office:value-type="string">
            <text:p text:style-name="P4"/>
            <text:p text:style-name="P4">8B</text:p>
          </table:table-cell>
          <table:table-cell table:style-name="Table2.A2" office:value-type="string">
            <text:p text:style-name="P4"/>
            <text:p text:style-name="P4">9B</text:p>
          </table:table-cell>
          <table:table-cell table:style-name="Table2.A2" office:value-type="string">
            <text:p text:style-name="P4"/>
            <text:p text:style-name="P4">10B</text:p>
          </table:table-cell>
          <table:table-cell table:style-name="Table2.A2" office:value-type="string">
            <text:p text:style-name="P4"/>
            <text:p text:style-name="P4">11B</text:p>
          </table:table-cell>
          <table:table-cell table:style-name="Table2.A2" office:value-type="string">
            <text:p text:style-name="P4"/>
            <text:p text:style-name="P4">12B</text:p>
          </table:table-cell>
          <table:table-cell table:style-name="Table2.A2" office:value-type="string">
            <text:p text:style-name="P4"/>
            <text:p text:style-name="P4">13B</text:p>
          </table:table-cell>
          <table:table-cell table:style-name="Table2.G2" office:value-type="string">
            <text:p text:style-name="P4"/>
            <text:p text:style-name="P4">14B</text:p>
          </table:table-cell>
        </table:table-row>
        <table:table-row table:style-name="Table2.1">
          <table:table-cell table:style-name="Table2.A2" office:value-type="string">
            <text:p text:style-name="P4"/>
            <text:p text:style-name="P4">1B</text:p>
          </table:table-cell>
          <table:table-cell table:style-name="Table2.A2" office:value-type="string">
            <text:p text:style-name="P4"/>
            <text:p text:style-name="P4">2B</text:p>
          </table:table-cell>
          <table:table-cell table:style-name="Table2.A2" office:value-type="string">
            <text:p text:style-name="P4"/>
            <text:p text:style-name="P4">3B</text:p>
          </table:table-cell>
          <table:table-cell table:style-name="Table2.A2" office:value-type="string">
            <text:p text:style-name="P4"/>
            <text:p text:style-name="P4">4B</text:p>
          </table:table-cell>
          <table:table-cell table:style-name="Table2.A2" office:value-type="string">
            <text:p text:style-name="P4"/>
            <text:p text:style-name="P4">5B</text:p>
          </table:table-cell>
          <table:table-cell table:style-name="Table2.A2" office:value-type="string">
            <text:p text:style-name="P4"/>
            <text:p text:style-name="P4">6B</text:p>
          </table:table-cell>
          <table:table-cell table:style-name="Table2.G2" office:value-type="string">
            <text:p text:style-name="P4"/>
            <text:p text:style-name="P4">7B</text:p>
          </table:table-cell>
        </table:table-row>
      </table:table>
      <text:p text:style-name="P2"/>
      <text:p text:style-name="P6"><text:sequence text:ref-name="refText0" text:name="Text" text:formula="ooow:Text+1" style:num-format="1">1</text:sequence><text:span text:style-name="T1">B</text:span></text:p>
      <text:p text:style-name="P7">-</text:p>
      <text:p text:style-name="P6"><text:sequence text:ref-name="refText1" text:name="Text" text:formula="ooow:Text+1" style:num-format="1">2</text:sequence><text:span text:style-name="T1">B</text:span></text:p>
      <text:p text:style-name="P7">-</text:p>
      <text:p text:style-name="P6"><text:sequence text:ref-name="refText2" text:name="Text" text:formula="ooow:Text+1" style:num-format="1">3</text:sequence><text:span text:style-name="T1">B</text:span></text:p>
      <text:p text:style-name="P7">-</text:p>
      <text:p text:style-name="P6"><text:sequence text:ref-name="refText3" text:name="Text" text:formula="ooow:Text+1" style:num-format="1">4</text:sequence><text:span text:style-name="T1">B</text:span></text:p>
      <text:p text:style-name="P7">-</text:p>
      <text:p text:style-name="P6"><text:sequence text:ref-name="refText4" text:name="Text" text:formula="ooow:Text+1" style:num-format="1">5</text:sequence><text:span text:style-name="T1">B</text:span></text:p>
      <text:p text:style-name="P7">-</text:p>
      <text:p text:style-name="P6"><text:sequence text:ref-name="refText5" text:name="Text" text:formula="ooow:Text+1" style:num-format="1">6</text:sequence><text:span text:style-name="T1">B</text:span></text:p>
      <text:p text:style-name="P7">-</text:p>
      <text:p text:style-name="P6"><text:sequence text:ref-name="refText6" text:name="Text" text:formula="ooow:Text+1" style:num-format="1">7</text:sequence><text:span text:style-name="T1">B</text:span></text:p>
      <text:p text:style-name="P7">-</text:p>
      <text:p text:style-name="P6"><text:sequence text:ref-name="refText7" text:name="Text" text:formula="ooow:Text+1" style:num-format="1">8</text:sequence><text:span text:style-name="T1">B</text:span></text:p>
      <text:p text:style-name="P7">-</text:p>
      <text:p text:style-name="P6"><text:sequence text:ref-name="refText8" text:name="Text" text:formula="ooow:Text+1" style:num-format="1">9</text:sequence><text:span text:style-name="T1">B</text:span></text:p>
      <text:p text:style-name="P7">-</text:p>
      <text:p text:style-name="P6"><text:sequence text:ref-name="refText9" text:name="Text" text:formula="ooow:Text+1" style:num-format="1">10</text:sequence><text:span text:style-name="T1">B</text:span></text:p>
      <text:p text:style-name="P7">-</text:p>
      <text:p text:style-name="P6"><text:sequence text:ref-name="refText10" text:name="Text" text:formula="ooow:Text+1" style:num-format="1">11</text:sequence><text:span text:style-name="T1">B</text:span></text:p>
      <text:p text:style-name="P7">-</text:p>
      <text:p text:style-name="P6"><text:sequence text:ref-name="refText11" text:name="Text" text:formula="ooow:Text+1" style:num-format="1">12</text:sequence><text:span text:style-name="T1">B</text:span></text:p>
      <text:p text:style-name="P7">-</text:p>
      <text:p text:style-name="P6"><text:sequence text:ref-name="refText12" text:name="Text" text:formula="ooow:Text+1" style:num-format="1">13</text:sequence><text:span text:style-name="T1">B</text:span></text:p>
      <text:p text:style-name="P7">-</text:p>
      <text:p text:style-name="P6"><text:sequence text:ref-name="refText13" text:name="Text" text:formula="ooow:Text+1" style:num-format="1">14</text:sequence><text:span text:style-name="T1">B</text:span></text:p>
      <text:p text:style-name="P7">-</text:p>
      <text:p text:style-name="P6"><text:sequence text:ref-name="refText14" text:name="Text" text:formula="ooow:Text+1" style:num-format="1">15</text:sequence><text:span text:style-name="T1">B</text:span></text:p>
      <text:p text:style-name="P7">-</text:p>
      <text:p text:style-name="P6"><text:sequence text:ref-name="refText15" text:name="Text" text:formula="ooow:Text+1" style:num-format="1">16</text:sequence><text:span text:style-name="T1">B</text:span></text:p>
      <text:p text:style-name="P7">-</text:p>
      <text:p text:style-name="P6"><text:sequence text:ref-name="refText16" text:name="Text" text:formula="ooow:Text+1" style:num-format="1">17</text:sequence><text:span text:style-name="T1">B</text:span></text:p>
      <text:p text:style-name="P7">-</text:p>
      <text:p text:style-name="P6"><text:sequence text:ref-name="refText17" text:name="Text" text:formula="ooow:Text+1" style:num-format="1">18</text:sequence><text:span text:style-name="T1">B</text:span></text:p>
      <text:p text:style-name="P7">-</text:p>
      <text:p text:style-name="P6"><text:sequence text:ref-name="refText18" text:name="Text" text:formula="ooow:Text+1" style:num-format="1">19</text:sequence><text:span text:style-name="T1">B</text:span></text:p>
      <text:p text:style-name="P7">-</text:p>
      <text:p text:style-name="P6"><text:sequence text:ref-name="refText19" text:name="Text" text:formula="ooow:Text+1" style:num-format="1">20</text:sequence><text:span text:style-name="T1">B</text:span></text:p>
      <text:p text:style-name="P7">-</text:p>
      <text:p text:style-name="P6"><text:sequence text:ref-name="refText20" text:name="Text" text:formula="ooow:Text+1" style:num-format="1">21</text:sequence><text:span text:style-name="T1">B</text:span></text:p>
      <text:p text:style-name="P7">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7925" officeooo:paragraph-rsid="0001792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1T18:08:42.132832663</meta:creation-date>
    <dc:date>2023-05-16T10:00:51.643934029</dc:date>
    <meta:editing-duration>PT14M16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55" meta:paragraph-count="161" meta:word-count="169" meta:character-count="383" meta:non-whitespace-character-count="375"/>
  </office:meta>
</office:document-meta>
</file>